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ro &gt; que Projete e escreva o “código”/fluxo do RPA = posso gerar aqui e você importa/replica no UiPath Studio. Forneça passo a passo como fazer no UiPath e comunicar com EIAH </text:p>
      <text:h text:style-name="Heading_20_6" text:outline-level="6">O ChatGPT disse:</text:h>
      <text:p text:style-name="Text_20_body">Pensou por 27s</text:p>
      <text:p text:style-name="Text_20_body">Você vai montar um fluxo UiPath com 3 blocos:</text:p>
      <text:list xml:id="list2179268392" text:style-name="L1">
        <text:list-item>
          <text:p text:style-name="P4">POST /api/runs → criar o run</text:p>
        </text:list-item>
        <text:list-item>
          <text:p text:style-name="P4">Do While com GET /api/runs/{id}/events → polling</text:p>
        </text:list-item>
        <text:list-item>
          <text:p text:style-name="P4">GET /api/runs/{id} → ler output final </text:p>
          <text:p text:style-name="P4">UiPath_Agente_1</text:p>
        </text:list-item>
      </text:list>
      <text:p text:style-name="Text_20_body">Vou descrever de forma “colável” no Studio.</text:p>
      <text:p text:style-name="Horizontal_20_Line"/>
      <text:h text:style-name="Heading_20_2" text:outline-level="2">1. Preparar o ambiente (Orchestrator + projeto)</text:h>
      <text:h text:style-name="Heading_20_3" text:outline-level="3">1.1. Assets no Orchestrator</text:h>
      <text:p text:style-name="Text_20_body">Crie 4 Assets (Text):</text:p>
      <text:list xml:id="list3342739643" text:style-name="L2">
        <text:list-item>
          <text:p text:style-name="P5"><text:span text:style-name="Source_20_Text">EIAH_HOST</text:span> → ex.: <text:span text:style-name="Source_20_Text">https://TENANT.exemplo.com</text:span> </text:p>
          <text:p text:style-name="P5">Uipath_Agente</text:p>
        </text:list-item>
        <text:list-item>
          <text:p text:style-name="P5"><text:span text:style-name="Source_20_Text">EIAH_AGENT_ID</text:span> → <text:span text:style-name="Source_20_Text">rpa-docs-imagens</text:span> </text:p>
          <text:p text:style-name="P5">Uipath_Agente</text:p>
        </text:list-item>
        <text:list-item>
          <text:p text:style-name="P5"><text:span text:style-name="Source_20_Text">EIAH_API_TOKEN</text:span> → token do seu Tenant/Workspace </text:p>
          <text:p text:style-name="P5">Uipath_Agente</text:p>
        </text:list-item>
        <text:list-item>
          <text:p text:style-name="P5"><text:span text:style-name="Source_20_Text">EIAH_SOURCE</text:span> → <text:span text:style-name="Source_20_Text">uipath</text:span> </text:p>
          <text:p text:style-name="P5">Uipath_Agente</text:p>
        </text:list-item>
      </text:list>
      <text:h text:style-name="Heading_20_3" text:outline-level="3">1.2. Projeto UiPath</text:h>
      <text:p text:style-name="Text_20_body">Crie um <text:span text:style-name="Strong_20_Emphasis">Process</text:span> ou <text:span text:style-name="Strong_20_Emphasis">Library</text:span> com um <text:span text:style-name="Source_20_Text">Main</text:span> contendo uma <text:span text:style-name="Source_20_Text">Sequence</text:span>.</text:p>
      <text:p text:style-name="Text_20_body">Variáveis sugeridas (tudo <text:span text:style-name="Source_20_Text">String</text:span>, exceto onde indicado): </text:p>
      <text:p text:style-name="Text_20_body">Uipath_Agente</text:p>
      <text:list xml:id="list3229815836" text:style-name="L3">
        <text:list-item>
          <text:p text:style-name="P6"><text:span text:style-name="Source_20_Text">host</text:span></text:p>
        </text:list-item>
        <text:list-item>
          <text:p text:style-name="P6"><text:span text:style-name="Source_20_Text">agentId</text:span></text:p>
        </text:list-item>
        <text:list-item>
          <text:p text:style-name="P6"><text:span text:style-name="Source_20_Text">apiToken</text:span></text:p>
        </text:list-item>
        <text:list-item>
          <text:p text:style-name="P6"><text:span text:style-name="Source_20_Text">source</text:span></text:p>
        </text:list-item>
        <text:list-item>
          <text:p text:style-name="P6"><text:span text:style-name="Source_20_Text">inputText</text:span></text:p>
        </text:list-item>
        <text:list-item>
          <text:p text:style-name="P6"><text:soft-page-break/><text:span text:style-name="Source_20_Text">correlationId</text:span></text:p>
        </text:list-item>
        <text:list-item>
          <text:p text:style-name="P6"><text:span text:style-name="Source_20_Text">runId</text:span></text:p>
        </text:list-item>
        <text:list-item>
          <text:p text:style-name="P6"><text:span text:style-name="Source_20_Text">eventsJson</text:span></text:p>
        </text:list-item>
        <text:list-item>
          <text:p text:style-name="P6"><text:span text:style-name="Source_20_Text">runJson</text:span></text:p>
        </text:list-item>
        <text:list-item>
          <text:p text:style-name="P6"><text:span text:style-name="Source_20_Text">keepPolling</text:span> (Boolean) = <text:span text:style-name="Source_20_Text">True</text:span></text:p>
        </text:list-item>
        <text:list-item>
          <text:p text:style-name="P6"><text:span text:style-name="Source_20_Text">headers</text:span> (Dictionary(Of String, String))</text:p>
        </text:list-item>
        <text:list-item>
          <text:p text:style-name="P6"><text:span text:style-name="Source_20_Text">eventsArr</text:span> (Newtonsoft.Json.Linq.JArray)</text:p>
        </text:list-item>
        <text:list-item>
          <text:p text:style-name="P6"><text:span text:style-name="Source_20_Text">runObj</text:span> (Newtonsoft.Json.Linq.JObject)</text:p>
        </text:list-item>
      </text:list>
      <text:p text:style-name="Horizontal_20_Line"/>
      <text:h text:style-name="Heading_20_2" text:outline-level="2">2. Bloco 1 – Criar o run (POST /api/runs)</text:h>
      <text:h text:style-name="Heading_20_3" text:outline-level="3">2.1. Ler Assets</text:h>
      <text:p text:style-name="Text_20_body">Use 4 atividades <text:span text:style-name="Source_20_Text">Get Asset</text:span>:</text:p>
      <text:list xml:id="list1883555638" text:style-name="L4">
        <text:list-item>
          <text:p text:style-name="P7"><text:span text:style-name="Source_20_Text">Get Asset "EIAH_HOST"</text:span> → <text:span text:style-name="Source_20_Text">host</text:span></text:p>
        </text:list-item>
        <text:list-item>
          <text:p text:style-name="P7"><text:span text:style-name="Source_20_Text">Get Asset "EIAH_AGENT_ID"</text:span> → <text:span text:style-name="Source_20_Text">agentId</text:span></text:p>
        </text:list-item>
        <text:list-item>
          <text:p text:style-name="P7"><text:span text:style-name="Source_20_Text">Get Asset "EIAH_API_TOKEN"</text:span> → <text:span text:style-name="Source_20_Text">apiToken</text:span></text:p>
        </text:list-item>
        <text:list-item>
          <text:p text:style-name="P7"><text:span text:style-name="Source_20_Text">Get Asset "EIAH_SOURCE"</text:span> → <text:span text:style-name="Source_20_Text">source</text:span></text:p>
        </text:list-item>
      </text:list>
      <text:h text:style-name="Heading_20_3" text:outline-level="3">2.2. Definir entrada do robô</text:h>
      <text:p text:style-name="Text_20_body">Você preenche:</text:p>
      <text:list xml:id="list1781157936" text:style-name="L5">
        <text:list-item>
          <text:p text:style-name="P8"><text:span text:style-name="Source_20_Text">inputText</text:span> → ex. <text:span text:style-name="Source_20_Text">"Extrair CNPJ do emitente e valor total"</text:span> </text:p>
          <text:p text:style-name="P8">Uipath_Agente</text:p>
        </text:list-item>
        <text:list-item>
          <text:p text:style-name="P8"><text:span text:style-name="Source_20_Text">correlationId</text:span> → ex. <text:span text:style-name="Source_20_Text">"RPA-" + in_QueueItemId.ToString</text:span> </text:p>
          <text:p text:style-name="P8">UiPath_forms</text:p>
        </text:list-item>
      </text:list>
      <text:h text:style-name="Heading_20_3" text:outline-level="3">2.3. Montar headers</text:h>
      <text:p text:style-name="Text_20_body"><text:span text:style-name="Source_20_Text">Assign</text:span>:</text:p>
      <text:p text:style-name="P1"><text:span text:style-name="Source_20_Text">headers = New Dictionary(Of String, String) From {</text:span></text:p>
      <text:p text:style-name="P1"><text:span text:style-name="Source_20_Text"><text:s text:c="2"/>{"Authorization", "Bearer " + apiToken},</text:span></text:p>
      <text:p text:style-name="P1"><text:span text:style-name="Source_20_Text"><text:s text:c="2"/>{"Content-Type", "application/json"}</text:span></text:p>
      <text:p text:style-name="P2"><text:span text:style-name="Source_20_Text">}</text:span></text:p>
      <text:h text:style-name="Heading_20_3" text:outline-level="3">2.4. Montar o Body (versão simples, sem arquivos)</text:h>
      <text:p text:style-name="Text_20_body"><text:span text:style-name="Source_20_Text">Assign</text:span> <text:span text:style-name="Source_20_Text">postBody</text:span> (String):</text:p>
      <text:p text:style-name="P1"><text:span text:style-name="Source_20_Text">postBody =</text:span></text:p>
      <text:p text:style-name="P1"><text:span text:style-name="Source_20_Text">"{</text:span></text:p>
      <text:p text:style-name="P1"><text:soft-page-break/><text:span text:style-name="Source_20_Text"><text:s text:c="2"/>""agentId"": """ + agentId + """,</text:span></text:p>
      <text:p text:style-name="P1"><text:span text:style-name="Source_20_Text"><text:s text:c="2"/>""input"": """ + inputText.Replace("""","\""") + """,</text:span></text:p>
      <text:p text:style-name="P1"><text:span text:style-name="Source_20_Text"><text:s text:c="2"/>""metadata"": {</text:span></text:p>
      <text:p text:style-name="P1"><text:span text:style-name="Source_20_Text"><text:s text:c="4"/>""source"": """ + source + """,</text:span></text:p>
      <text:p text:style-name="P1"><text:span text:style-name="Source_20_Text"><text:s text:c="4"/>""correlationId"": """ + correlationId + """</text:span></text:p>
      <text:p text:style-name="P1"><text:span text:style-name="Source_20_Text"><text:s text:c="2"/>}</text:span></text:p>
      <text:p text:style-name="P2"><text:span text:style-name="Source_20_Text">}"</text:span></text:p>
      <text:p text:style-name="Text_20_body">Estrutura idêntica ao que está no documento do agente. </text:p>
      <text:p text:style-name="Text_20_body">Uipath_Agente</text:p>
      <text:p text:style-name="Text_20_body">Uipath_Agente</text:p>
      <text:h text:style-name="Heading_20_3" text:outline-level="3">2.5. HTTP Request (POST)</text:h>
      <text:p text:style-name="Text_20_body">Atividade <text:span text:style-name="Source_20_Text">HTTP Request</text:span>:</text:p>
      <text:list xml:id="list4235588739" text:style-name="L6">
        <text:list-item>
          <text:p text:style-name="P9"><text:span text:style-name="Strong_20_Emphasis">Endpoint</text:span>: <text:span text:style-name="Source_20_Text">host + "/api/runs"</text:span> </text:p>
          <text:p text:style-name="P9">Uipath_Agente</text:p>
        </text:list-item>
        <text:list-item>
          <text:p text:style-name="P9"><text:span text:style-name="Strong_20_Emphasis">Method</text:span>: <text:span text:style-name="Source_20_Text">POST</text:span></text:p>
        </text:list-item>
        <text:list-item>
          <text:p text:style-name="P9"><text:span text:style-name="Strong_20_Emphasis">Headers</text:span>: use <text:span text:style-name="Source_20_Text">headers</text:span></text:p>
        </text:list-item>
        <text:list-item>
          <text:p text:style-name="P9"><text:span text:style-name="Strong_20_Emphasis">Body</text:span>: <text:span text:style-name="Source_20_Text">postBody</text:span> (JSON)</text:p>
        </text:list-item>
        <text:list-item>
          <text:p text:style-name="P9"><text:span text:style-name="Strong_20_Emphasis">BodyFormat</text:span>: <text:span text:style-name="Source_20_Text">application/json</text:span></text:p>
        </text:list-item>
        <text:list-item>
          <text:p text:style-name="P9"><text:span text:style-name="Strong_20_Emphasis">Result</text:span>: <text:span text:style-name="Source_20_Text">runJson</text:span></text:p>
        </text:list-item>
      </text:list>
      <text:p text:style-name="Text_20_body">Depois:</text:p>
      <text:list xml:id="list2313412688" text:style-name="L7">
        <text:list-item>
          <text:p text:style-name="P10"><text:span text:style-name="Source_20_Text">Deserialize JSON</text:span> (JObject) em <text:span text:style-name="Source_20_Text">runObj</text:span></text:p>
        </text:list-item>
        <text:list-item>
          <text:p text:style-name="P10"><text:span text:style-name="Source_20_Text">Assign</text:span> → <text:span text:style-name="Source_20_Text">runId = runObj("id").ToString</text:span> </text:p>
          <text:p text:style-name="P10">Uipath_Agente</text:p>
        </text:list-item>
      </text:list>
      <text:p text:style-name="Horizontal_20_Line"/>
      <text:h text:style-name="Heading_20_2" text:outline-level="2">3. Bloco 2 – Polling de eventos (GET /runs/{id}/events)</text:h>
      <text:h text:style-name="Heading_20_3" text:outline-level="3">3.1. Variável de controle</text:h>
      <text:p text:style-name="Text_20_body"><text:span text:style-name="Source_20_Text">Assign</text:span> → <text:span text:style-name="Source_20_Text">keepPolling = True</text:span> </text:p>
      <text:p text:style-name="Text_20_body">Uipath_Agente</text:p>
      <text:h text:style-name="Heading_20_3" text:outline-level="3">3.2. Do While</text:h>
      <text:p text:style-name="Text_20_body">Coloque um <text:span text:style-name="Source_20_Text">Do While</text:span>:</text:p>
      <text:list xml:id="list3483718240" text:style-name="L8">
        <text:list-item>
          <text:p text:style-name="P11">Condition: <text:span text:style-name="Source_20_Text">keepPolling</text:span></text:p>
        </text:list-item>
      </text:list>
      <text:p text:style-name="Text_20_body">Dentro do <text:span text:style-name="Source_20_Text">Do While</text:span>:</text:p>
      <text:list xml:id="list4128350481" text:style-name="L9">
        <text:list-item>
          <text:p text:style-name="P12"><text:span text:style-name="Source_20_Text">HTTP Request</text:span>:</text:p>
          <text:list>
            <text:list-item>
              <text:p text:style-name="P12"><text:soft-page-break/>Endpoint: <text:span text:style-name="Source_20_Text">host + "/api/runs/" + runId + "/events"</text:span> </text:p>
              <text:p text:style-name="P12">Uipath_Agente</text:p>
            </text:list-item>
            <text:list-item>
              <text:p text:style-name="P12">Method: <text:span text:style-name="Source_20_Text">GET</text:span></text:p>
            </text:list-item>
            <text:list-item>
              <text:p text:style-name="P12">Headers: <text:span text:style-name="Source_20_Text">headers</text:span></text:p>
            </text:list-item>
            <text:list-item>
              <text:p text:style-name="P12">Result: <text:span text:style-name="Source_20_Text">eventsJson</text:span></text:p>
            </text:list-item>
          </text:list>
        </text:list-item>
        <text:list-item>
          <text:p text:style-name="P12"><text:span text:style-name="Source_20_Text">Deserialize JSON Array</text:span> em <text:span text:style-name="Source_20_Text">eventsArr</text:span> (JArray). Eventos seguem o padrão plan.created, file.received, ocr.done, extract.done, run.completed. </text:p>
          <text:p text:style-name="P12">UiPath_Agente_1</text:p>
        </text:list-item>
        <text:list-item>
          <text:p text:style-name="P12"><text:span text:style-name="Source_20_Text">If</text:span> para verificar fim:</text:p>
        </text:list-item>
      </text:list>
      <text:p text:style-name="Text_20_body">Condition (exemplo VB):</text:p>
      <text:p text:style-name="P1"><text:span text:style-name="Source_20_Text">eventsArr IsNot Nothing AndAlso</text:span></text:p>
      <text:p text:style-name="P1"><text:span text:style-name="Source_20_Text">eventsArr.Count &gt; 0 AndAlso (</text:span></text:p>
      <text:p text:style-name="P1"><text:span text:style-name="Source_20_Text"><text:s text:c="2"/>(eventsArr.Last("type") IsNot Nothing AndAlso</text:span></text:p>
      <text:p text:style-name="P1"><text:span text:style-name="Source_20_Text"><text:s text:c="3"/>eventsArr.Last("type").ToString() = "run.completed") OrElse</text:span></text:p>
      <text:p text:style-name="P1"><text:span text:style-name="Source_20_Text"><text:s text:c="2"/>(eventsArr.Last("status") IsNot Nothing AndAlso</text:span></text:p>
      <text:p text:style-name="P1"><text:span text:style-name="Source_20_Text"><text:s text:c="3"/>(eventsArr.Last("status").ToString() = "succeeded" OrElse</text:span></text:p>
      <text:p text:style-name="P1"><text:span text:style-name="Source_20_Text"><text:s text:c="4"/>eventsArr.Last("status").ToString() = "failed"))</text:span></text:p>
      <text:p text:style-name="P2"><text:span text:style-name="Source_20_Text">)</text:span></text:p>
      <text:list xml:id="list3233935414" text:style-name="L10">
        <text:list-item>
          <text:p text:style-name="P13">Then: <text:span text:style-name="Source_20_Text">keepPolling = False</text:span></text:p>
        </text:list-item>
        <text:list-item>
          <text:p text:style-name="P13">Else: <text:span text:style-name="Source_20_Text">Delay</text:span> 00:00:03 (3 segundos) para backoff simples. </text:p>
          <text:p text:style-name="P13">UiPath_Agente_1</text:p>
        </text:list-item>
      </text:list>
      <text:p text:style-name="Horizontal_20_Line"/>
      <text:h text:style-name="Heading_20_2" text:outline-level="2">4. Bloco 3 – Ler resultado final (GET /runs/{id})</text:h>
      <text:p text:style-name="Text_20_body">Fora do <text:span text:style-name="Source_20_Text">Do While</text:span>:</text:p>
      <text:list xml:id="list643543344" text:style-name="L11">
        <text:list-item>
          <text:p text:style-name="P14"><text:span text:style-name="Source_20_Text">HTTP Request</text:span>:</text:p>
          <text:list>
            <text:list-item>
              <text:p text:style-name="P14">Endpoint: <text:span text:style-name="Source_20_Text">host + "/api/runs/" + runId</text:span> </text:p>
              <text:p text:style-name="P14">UiPath_Agente_1</text:p>
            </text:list-item>
            <text:list-item>
              <text:p text:style-name="P14">Method: <text:span text:style-name="Source_20_Text">GET</text:span></text:p>
            </text:list-item>
            <text:list-item>
              <text:p text:style-name="P14">Headers: <text:span text:style-name="Source_20_Text">headers</text:span></text:p>
            </text:list-item>
            <text:list-item>
              <text:p text:style-name="P14">Result: <text:span text:style-name="Source_20_Text">runJson</text:span></text:p>
            </text:list-item>
          </text:list>
        </text:list-item>
        <text:list-item>
          <text:p text:style-name="P14"><text:span text:style-name="Source_20_Text">Deserialize JSON</text:span> em <text:span text:style-name="Source_20_Text">runObj</text:span> (JObject).</text:p>
        </text:list-item>
      </text:list>
      <text:p text:style-name="Text_20_body">Output padrão do agente (schema determinístico): </text:p>
      <text:p text:style-name="Text_20_body">UiPath_Agente_1</text:p>
      <text:p text:style-name="Text_20_body">UiPath_Agente_1</text:p>
      <text:p text:style-name="P1"><text:soft-page-break/><text:span text:style-name="Source_20_Text">{</text:span></text:p>
      <text:p text:style-name="P1"><text:span text:style-name="Source_20_Text"><text:s text:c="2"/>"status": "succeeded" | "failed",</text:span></text:p>
      <text:p text:style-name="P1"><text:span text:style-name="Source_20_Text"><text:s text:c="2"/>"summary": "...",</text:span></text:p>
      <text:p text:style-name="P1"><text:span text:style-name="Source_20_Text"><text:s text:c="2"/>"extractions": [ { "field": "...", "value": "...", "confidence": 0.0 } ],</text:span></text:p>
      <text:p text:style-name="P1"><text:span text:style-name="Source_20_Text"><text:s text:c="2"/>"artifacts": [ { "name": "...", "type": "...", "mime_type": "...", "url": "..." } ],</text:span></text:p>
      <text:p text:style-name="P1"><text:span text:style-name="Source_20_Text"><text:s text:c="2"/>"billing": { "tokens_in": n, "tokens_out": n, "estimated_cost_usd": n },</text:span></text:p>
      <text:p text:style-name="P1"><text:span text:style-name="Source_20_Text"><text:s text:c="2"/>"audit": { "correlationId": "...", "traceId": "..." }</text:span></text:p>
      <text:p text:style-name="P2"><text:span text:style-name="Source_20_Text">}</text:span></text:p>
      <text:p text:style-name="Text_20_body">No UiPath, você lê, por exemplo:</text:p>
      <text:list xml:id="list3668185684" text:style-name="L12">
        <text:list-item>
          <text:p text:style-name="P15"><text:span text:style-name="Source_20_Text">status</text:span> → <text:span text:style-name="Source_20_Text">runObj("status").ToString</text:span></text:p>
        </text:list-item>
        <text:list-item>
          <text:p text:style-name="P15"><text:span text:style-name="Source_20_Text">summary</text:span> → <text:span text:style-name="Source_20_Text">runObj("summary").ToString</text:span> ou <text:span text:style-name="Source_20_Text">runObj("output")("summary")</text:span> dependendo da sua versão. </text:p>
          <text:p text:style-name="P15">Como funciona EIAHSelfServiceRu…</text:p>
        </text:list-item>
        <text:list-item>
          <text:p text:style-name="P15"><text:span text:style-name="Source_20_Text">extractions</text:span> → <text:span text:style-name="Source_20_Text">CType(runObj("extractions"), JArray)</text:span></text:p>
        </text:list-item>
        <text:list-item>
          <text:p text:style-name="P15"><text:span text:style-name="Source_20_Text">artifacts</text:span> → <text:span text:style-name="Source_20_Text">CType(runObj("artifacts"), JArray)</text:span></text:p>
        </text:list-item>
      </text:list>
      <text:p text:style-name="Text_20_body">Se quiser baixar artefatos: laço <text:span text:style-name="Source_20_Text">For Each</text:span> em <text:span text:style-name="Source_20_Text">artifacts</text:span>, ler <text:span text:style-name="Source_20_Text">item("url").ToString</text:span> e usar <text:span text:style-name="Source_20_Text">HTTP Request</text:span> GET para salvar em arquivo. </text:p>
      <text:p text:style-name="Text_20_body">UiPath_Agente_1</text:p>
      <text:p text:style-name="Horizontal_20_Line"/>
      <text:h text:style-name="Heading_20_2" text:outline-level="2">5. Versão com arquivos (input.files)</text:h>
      <text:p text:style-name="Text_20_body">Se quiser mandar documentos/imagens como o formulário React faz: </text:p>
      <text:p text:style-name="Text_20_body">UiPath_forms</text:p>
      <text:p text:style-name="Text_20_body">EIAHSelfServiceRunForm</text:p>
      <text:p text:style-name="Text_20_body">EIAHSelfServiceRunForm</text:p>
      <text:h text:style-name="Heading_20_3" text:outline-level="3">5.1. Variáveis</text:h>
      <text:list xml:id="list1015665275" text:style-name="L13">
        <text:list-item>
          <text:p text:style-name="P16"><text:span text:style-name="Source_20_Text">filePaths</text:span> → <text:span text:style-name="Source_20_Text">List(Of String)</text:span> de caminhos locais</text:p>
        </text:list-item>
        <text:list-item>
          <text:p text:style-name="P16"><text:span text:style-name="Source_20_Text">filesJson</text:span> → <text:span text:style-name="Source_20_Text">String</text:span> com array JSON de arquivos</text:p>
        </text:list-item>
      </text:list>
      <text:h text:style-name="Heading_20_3" text:outline-level="3">5.2. Montar array <text:span text:style-name="Source_20_Text">files[]</text:span></text:h>
      <text:p text:style-name="Text_20_body">Use um <text:span text:style-name="Source_20_Text">For Each</text:span> sobre <text:span text:style-name="Source_20_Text">filePaths</text:span> (TypeArgument <text:span text:style-name="Source_20_Text">String</text:span>), com:</text:p>
      <text:list xml:id="list2812876056" text:style-name="L14">
        <text:list-item>
          <text:p text:style-name="P17"><text:span text:style-name="Source_20_Text">Assign</text:span> dentro:</text:p>
        </text:list-item>
      </text:list>
      <text:p text:style-name="P1"><text:span text:style-name="Source_20_Text">Dim bytes = System.IO.File.ReadAllBytes(item)</text:span></text:p>
      <text:p text:style-name="P1"><text:span text:style-name="Source_20_Text">Dim base64 = System.Convert.ToBase64String(bytes)</text:span></text:p>
      <text:p text:style-name="P1"><text:span text:style-name="Source_20_Text">Dim name = System.IO.Path.GetFileName(item)</text:span></text:p>
      <text:p text:style-name="P1"><text:span text:style-name="Source_20_Text">Dim mime = "application/octet-stream" ' ou inferir por extensão</text:span></text:p>
      <text:p text:style-name="P1"/>
      <text:p text:style-name="P1"><text:span text:style-name="Source_20_Text">Dim fileJson As String =</text:span></text:p>
      <text:p text:style-name="P1"><text:span text:style-name="Source_20_Text">"{</text:span></text:p>
      <text:p text:style-name="P1"><text:soft-page-break/><text:span text:style-name="Source_20_Text"><text:s text:c="2"/>""name"": """ + name + """,</text:span></text:p>
      <text:p text:style-name="P1"><text:span text:style-name="Source_20_Text"><text:s text:c="2"/>""mime"": """ + mime + """,</text:span></text:p>
      <text:p text:style-name="P1"><text:span text:style-name="Source_20_Text"><text:s text:c="2"/>""bytes_base64"": """ + base64 + """</text:span></text:p>
      <text:p text:style-name="P1"><text:span text:style-name="Source_20_Text">}"</text:span></text:p>
      <text:p text:style-name="P1"/>
      <text:p text:style-name="P1"><text:span text:style-name="Source_20_Text">If String.IsNullOrEmpty(filesJson) Then</text:span></text:p>
      <text:p text:style-name="P1"><text:span text:style-name="Source_20_Text"><text:s text:c="2"/>filesJson = fileJson</text:span></text:p>
      <text:p text:style-name="P1"><text:span text:style-name="Source_20_Text">Else</text:span></text:p>
      <text:p text:style-name="P1"><text:span text:style-name="Source_20_Text"><text:s text:c="2"/>filesJson = filesJson + "," + fileJson</text:span></text:p>
      <text:p text:style-name="P2"><text:span text:style-name="Source_20_Text">End If</text:span></text:p>
      <text:p text:style-name="Text_20_body">Depois do loop:</text:p>
      <text:p text:style-name="P2"><text:span text:style-name="Source_20_Text">filesJson = "[" + filesJson + "]"</text:span></text:p>
      <text:h text:style-name="Heading_20_3" text:outline-level="3">5.3. Body com arquivos</text:h>
      <text:p text:style-name="Text_20_body"><text:span text:style-name="Source_20_Text">Assign</text:span> <text:span text:style-name="Source_20_Text">postBody</text:span>:</text:p>
      <text:p text:style-name="P1"><text:span text:style-name="Source_20_Text">postBody =</text:span></text:p>
      <text:p text:style-name="P1"><text:span text:style-name="Source_20_Text">"{</text:span></text:p>
      <text:p text:style-name="P1"><text:span text:style-name="Source_20_Text"><text:s text:c="2"/>""agentId"": """ + agentId + """,</text:span></text:p>
      <text:p text:style-name="P1"><text:span text:style-name="Source_20_Text"><text:s text:c="2"/>""input"": """ + inputText.Replace("""","\""") + """,</text:span></text:p>
      <text:p text:style-name="P1"><text:span text:style-name="Source_20_Text"><text:s text:c="2"/>""input"": {</text:span></text:p>
      <text:p text:style-name="P1"><text:span text:style-name="Source_20_Text"><text:s text:c="4"/>""text"": """ + inputText.Replace("""","\""") + """,</text:span></text:p>
      <text:p text:style-name="P1"><text:span text:style-name="Source_20_Text"><text:s text:c="4"/>""files"": " + filesJson + "</text:span></text:p>
      <text:p text:style-name="P1"><text:span text:style-name="Source_20_Text"><text:s text:c="2"/>},</text:span></text:p>
      <text:p text:style-name="P1"><text:span text:style-name="Source_20_Text"><text:s text:c="2"/>""metadata"": {</text:span></text:p>
      <text:p text:style-name="P1"><text:span text:style-name="Source_20_Text"><text:s text:c="4"/>""source"": """ + source + """,</text:span></text:p>
      <text:p text:style-name="P1"><text:span text:style-name="Source_20_Text"><text:s text:c="4"/>""correlationId"": """ + correlationId + """</text:span></text:p>
      <text:p text:style-name="P1"><text:span text:style-name="Source_20_Text"><text:s text:c="2"/>}</text:span></text:p>
      <text:p text:style-name="P2"><text:span text:style-name="Source_20_Text">}"</text:span></text:p>
      <text:p text:style-name="Text_20_body">Adapte para o formato de entrada exato do seu agente (se ele espera <text:span text:style-name="Source_20_Text">input.text</text:span> + <text:span text:style-name="Source_20_Text">input.files</text:span> ou <text:span text:style-name="Source_20_Text">files</text:span> direto; os docs mostram as duas variantes). </text:p>
      <text:p text:style-name="Text_20_body">UiPath_forms</text:p>
      <text:p text:style-name="Text_20_body">Como funciona EIAHSelfServiceRu…</text:p>
      <text:p text:style-name="Horizontal_20_Line"/>
      <text:h text:style-name="Heading_20_2" text:outline-level="2">6. Resumo do fluxo para você replicar</text:h>
      <text:list xml:id="list345535151" text:style-name="L15">
        <text:list-item>
          <text:p text:style-name="P18"><text:span text:style-name="Source_20_Text">Get Asset</text:span> → traz <text:span text:style-name="Source_20_Text">host</text:span>, <text:span text:style-name="Source_20_Text">agentId</text:span>, <text:span text:style-name="Source_20_Text">apiToken</text:span>, <text:span text:style-name="Source_20_Text">source</text:span>.</text:p>
        </text:list-item>
        <text:list-item>
          <text:p text:style-name="P18">Define <text:span text:style-name="Source_20_Text">inputText</text:span> e <text:span text:style-name="Source_20_Text">correlationId</text:span>.</text:p>
        </text:list-item>
        <text:list-item>
          <text:p text:style-name="P18"><text:span text:style-name="Source_20_Text">Assign headers</text:span> com Authorization + Content-Type.</text:p>
        </text:list-item>
        <text:list-item>
          <text:p text:style-name="P18"><text:span text:style-name="Source_20_Text">Assign postBody</text:span> (com ou sem <text:span text:style-name="Source_20_Text">input.files</text:span>).</text:p>
        </text:list-item>
        <text:list-item>
          <text:p text:style-name="P18"><text:span text:style-name="Source_20_Text">HTTP Request</text:span> POST <text:span text:style-name="Source_20_Text">/api/runs</text:span> → <text:span text:style-name="Source_20_Text">runJson</text:span>.</text:p>
        </text:list-item>
        <text:list-item>
          <text:p text:style-name="P18"><text:span text:style-name="Source_20_Text">Deserialize JSON</text:span> → <text:span text:style-name="Source_20_Text">runObj</text:span> → <text:span text:style-name="Source_20_Text">runId</text:span>.</text:p>
        </text:list-item>
        <text:list-item>
          <text:p text:style-name="P18"><text:span text:style-name="Source_20_Text">Do While keepPolling</text:span></text:p>
          <text:list>
            <text:list-item>
              <text:p text:style-name="P18">GET <text:span text:style-name="Source_20_Text">/api/runs/{runId}/events</text:span></text:p>
            </text:list-item>
            <text:list-item>
              <text:p text:style-name="P18"><text:soft-page-break/><text:span text:style-name="Source_20_Text">Deserialize JSON Array</text:span> → <text:span text:style-name="Source_20_Text">eventsArr</text:span></text:p>
            </text:list-item>
            <text:list-item>
              <text:p text:style-name="P18">Checa último evento/status → se final, <text:span text:style-name="Source_20_Text">keepPolling = False</text:span>, senão <text:span text:style-name="Source_20_Text">Delay</text:span>. </text:p>
              <text:p text:style-name="P18">UiPath_Agente_1</text:p>
            </text:list-item>
          </text:list>
        </text:list-item>
        <text:list-item>
          <text:p text:style-name="P18">GET <text:span text:style-name="Source_20_Text">/api/runs/{runId}</text:span> → <text:span text:style-name="Source_20_Text">runJson</text:span></text:p>
        </text:list-item>
        <text:list-item>
          <text:p text:style-name="P18"><text:span text:style-name="Source_20_Text">Deserialize JSON</text:span> → <text:span text:style-name="Source_20_Text">runObj</text:span> → ler <text:span text:style-name="Source_20_Text">status</text:span>, <text:span text:style-name="Source_20_Text">summary</text:span>, <text:span text:style-name="Source_20_Text">extractions</text:span>, <text:span text:style-name="Source_20_Text">artifacts</text:span>, <text:span text:style-name="Source_20_Text">billing</text:span>, <text:span text:style-name="Source_20_Text">audit</text:span>. </text:p>
          <text:p text:style-name="P18">UiPath_Agente_1</text:p>
        </text:list-item>
      </text:list>
      <text:p text:style-name="Text_20_body">Com isso você tem o “esqueleto de RPA” pronto para importar/replicar no UiPath Studio e falar com o EIAH como o front React faz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08T08:34:30.764000000</meta:creation-date>
    <dc:date>2025-11-08T08:34:55.019000000</dc:date>
    <meta:editing-duration>PT24S</meta:editing-duration>
    <meta:editing-cycles>1</meta:editing-cycles>
    <meta:document-statistic meta:table-count="0" meta:image-count="0" meta:object-count="0" meta:page-count="7" meta:paragraph-count="202" meta:word-count="963" meta:character-count="6475" meta:non-whitespace-character-count="5685"/>
    <meta:generator>LibreOffice/7.3.2.2$Windows_X86_64 LibreOffice_project/49f2b1bff42cfccbd8f788c8dc32c1c309559be0</meta:generator>
  </office:meta>
</office:document-meta>
</file>